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Hindi1" svg:font-family="'Lohit Hindi'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4pt" style:font-size-asian="14pt" style:font-size-complex="14pt"/>
    </style:style>
    <style:style style:name="P2" style:family="paragraph" style:parent-style-name="Text_20_body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3" style:family="paragraph" style:parent-style-name="Text_20_body" style:list-style-name="L2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4" style:family="paragraph" style:parent-style-name="Text_20_body" style:list-style-name="L2"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5" style:family="paragraph" style:parent-style-name="mark">
      <style:text-properties style:font-name="Times New Roman" fo:font-size="14pt" style:font-size-asian="14pt" style:font-size-complex="14pt"/>
    </style:style>
    <style:style style:name="P6" style:family="paragraph" style:parent-style-name="mark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7" style:family="paragraph" style:parent-style-name="mark" style:list-style-name="L1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4" style:family="text">
      <style:text-properties fo:font-size="32pt" fo:language="zxx" fo:country="none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4">2.3 </text:span><text:span text:style-name="T2">Д</text:span><text:span text:style-name="T1">ля потоку дозволені такі стани: </text:span></text:p>
      <text:list xml:id="list14229198681" text:style-name="L1">
        <text:list-item>
          <text:p text:style-name="P7">створення (new) - потік перебуває у процесі створення; </text:p>
        </text:list-item>
        <text:list-item>
          <text:p text:style-name="P7">виконання (running) — інструкції потоку виконує процесор (у конкретний момент часу на одному процесорі тільки один потік може бути в такому стані); </text:p>
        </text:list-item>
        <text:list-item>
          <text:p text:style-name="P7">очікування (waiting) — потік очікує деякої події (наприклад, завершення операції введення-виведення); такий стан називають також заблокованим, а потік — припиненим; </text:p>
        </text:list-item>
        <text:list-item>
          <text:p text:style-name="P7">готовність (ready) — потік очікує, що планувальник перемкне процесор на нього, при цьому він має всі необхідні йому ресурси, крім процесорного часу </text:p>
        </text:list-item>
        <text:list-item>
          <text:p text:style-name="P7">завершення (terminated) — потік завершив виконання (якщо при цьому його ресурси не були вилучені з системи, він переходить у додатковий стан -стан зомбі).</text:p>
        </text:list-item>
      </text:list>
      <text:p text:style-name="P6"><text:tab/>Перехід потоків між станами очікування і готовності реалізовано на основі планування задач, або планування потоків. Під час планування потоків визначають, який з потоків треба відновити після завершення операції введення-виведення, як організувати очікування подій у системі.</text:p>
      <text:p text:style-name="P6"/>
      <text:p text:style-name="P6"><text:tab/>Алгоритми планування:</text:p>
      <text:list xml:id="list314141716" text:style-name="L2">
        <text:list-item>
          <text:p text:style-name="P3">First-Come, First-Served (FCFS) </text:p>
        </text:list-item>
        <text:list-item>
          <text:p text:style-name="P4">Round Robin (RR) – типу <text:s/>карусель всі близько процесору по трошки виконуються</text:p>
        </text:list-item>
        <text:list-item>
          <text:p text:style-name="P4">Shortest-Job-First (SJF) </text:p>
        </text:list-item>
        <text:list-item>
          <text:p text:style-name="P4">Гарантоване планування – у всіх N користувачів <text:s/>~ 1/N частини процесорного часу.</text:p>
        </text:list-item>
      </text:list>
      <text:p text:style-name="P1">Windows</text:p>
      <text:p text:style-name="P2"><text:tab/>Пріоритети потоків і процесів Для визначення порядку виконання потоків диспетчер ядра використовує систему пріоритетів. Кожному потокові присвоюють пріоритет, заданий числом у діапазоні від 1 до 31 (що більше число, то вище пріоритет). Пріоритети реального часу – 16-31; їх резервує система для дій, час виконання яких є критичним чинником. Динамічні пріоритети – 1-15; вони можуть бути присвоєні потокам застосувань користувача.</text:p>
      <text:p text:style-name="P2">Linux</text:p>
      <text:p text:style-name="P1"><text:span text:style-name="T1"><text:tab/>Розглянемо алгоритм планування звичайних процесів [62]. В основі алгоритму лежить розподіл процесорного часу на епохи (epochs). Упродовж епохи кожен процес має квант часу, довжину якого розраховують у момент початку епохи. Здебільшого різні процеси мають кванти різної довжини. Коли процес вичерпав свій квант, його витісняють і протягом поточної епохи він більше не виконуватиметься. Керування передають іншому процесові.</text:span><text:span text:style-name="T1"><text:line-break/>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Lohit Hindi1" svg:font-family="'Lohit Hindi'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01:17:17</dc:date>
    <dc:creator>mark </dc:creator>
    <meta:editing-duration>P0D</meta:editing-duration>
    <meta:editing-cycles>3</meta:editing-cycles>
    <meta:document-statistic meta:table-count="0" meta:image-count="0" meta:object-count="0" meta:page-count="1" meta:paragraph-count="16" meta:word-count="293" meta:character-count="2095" meta:non-whitespace-character-count="1812"/>
  </office:meta>
</office:document-meta>
</file>